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073ab1"/>
    </style:style>
    <style:style style:name="P2" style:family="paragraph" style:parent-style-name="Heading_20_1">
      <style:paragraph-properties fo:break-before="page"/>
      <style:text-properties officeooo:paragraph-rsid="00073ab1"/>
    </style:style>
    <style:style style:name="P3" style:family="paragraph" style:parent-style-name="Heading_20_2">
      <style:paragraph-properties fo:break-before="page"/>
    </style:style>
    <style:style style:name="P4" style:family="paragraph" style:parent-style-name="Standard">
      <style:paragraph-properties fo:break-before="page"/>
    </style:style>
    <style:style style:name="P5" style:family="paragraph" style:parent-style-name="Text_20_body">
      <style:paragraph-properties fo:break-before="page"/>
      <style:text-properties officeooo:paragraph-rsid="00073ab1"/>
    </style:style>
    <style:style style:name="P6" style:family="paragraph" style:parent-style-name="Heading_20_2">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7" style:family="paragraph" style:parent-style-name="Heading_20_2">
      <style:text-properties officeooo:paragraph-rsid="00073ab1"/>
    </style:style>
    <style:style style:name="P8" style:family="paragraph" style:parent-style-name="Standard">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9" style:family="paragraph" style:parent-style-name="Standard">
      <style:text-properties fo:font-size="28pt" style:text-underline-style="solid" style:text-underline-width="auto" style:text-underline-color="font-color" fo:font-weight="bold" officeooo:rsid="00050fb8" officeooo:paragraph-rsid="00050fb8" style:font-weight-asian="bold" style:font-weight-complex="bold"/>
    </style:style>
    <style:style style:name="P10" style:family="paragraph" style:parent-style-name="Preformatted_20_Text">
      <style:paragraph-properties fo:margin-top="0cm" fo:margin-bottom="0.499cm" loext:contextual-spacing="false"/>
    </style:style>
    <style:style style:name="P11" style:family="paragraph" style:parent-style-name="Text_20_body">
      <style:text-properties fo:font-size="14pt" style:text-underline-style="solid" style:text-underline-width="auto" style:text-underline-color="font-color" fo:font-weight="bold" officeooo:rsid="00050fb8" officeooo:paragraph-rsid="00050fb8" style:font-weight-asian="bold" style:font-weight-complex="bold"/>
    </style:style>
    <style:style style:name="P12" style:family="paragraph" style:parent-style-name="Text_20_body">
      <style:text-properties officeooo:paragraph-rsid="00073ab1"/>
    </style:style>
    <style:style style:name="P13" style:family="paragraph" style:parent-style-name="Heading_20_3">
      <style:text-properties officeooo:paragraph-rsid="00073ab1"/>
    </style:style>
    <style:style style:name="P14" style:family="paragraph" style:parent-style-name="Standard">
      <style:text-properties officeooo:rsid="00099baa" officeooo:paragraph-rsid="00099baa"/>
    </style:style>
    <style:style style:name="P15" style:family="paragraph" style:parent-style-name="Standard">
      <style:text-properties fo:font-size="14pt"/>
    </style:style>
    <style:style style:name="P16" style:family="paragraph" style:parent-style-name="Standard">
      <style:text-properties fo:font-size="14pt" style:text-underline-style="none" fo:font-weight="normal" officeooo:rsid="000b8e9d" officeooo:paragraph-rsid="000b8e9d" style:font-weight-asian="normal" style:font-weight-complex="normal"/>
    </style:style>
    <style:style style:name="P17" style:family="paragraph" style:parent-style-name="Standard">
      <style:text-properties fo:font-size="50pt" style:text-underline-style="solid" style:text-underline-width="auto" style:text-underline-color="font-color" fo:font-weight="bold" officeooo:rsid="000b8e9d" officeooo:paragraph-rsid="000b8e9d" style:font-weight-asian="bold" style:font-weight-complex="bold"/>
    </style:style>
    <style:style style:name="P18" style:family="paragraph" style:parent-style-name="Standard">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19" style:family="paragraph" style:parent-style-name="Standard">
      <style:text-properties fo:font-size="10pt" style:text-underline-style="none" fo:font-weight="normal" officeooo:rsid="000b8e9d" officeooo:paragraph-rsid="000b8e9d" style:font-weight-asian="normal" style:font-weight-complex="normal"/>
    </style:style>
    <style:style style:name="P20" style:family="paragraph" style:parent-style-name="Standard">
      <style:paragraph-properties fo:break-before="page"/>
      <style:text-properties fo:font-size="50pt" style:text-underline-style="solid" style:text-underline-width="auto" style:text-underline-color="font-color" fo:font-weight="bold" officeooo:rsid="000b8e9d" officeooo:paragraph-rsid="000b8e9d" style:font-weight-asian="bold"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26" style:family="paragraph" style:parent-style-name="Text_20_body" style:list-style-name="L5"/>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style:style>
    <style:style style:name="P29" style:family="paragraph" style:parent-style-name="Text_20_body" style:list-style-name="L5">
      <style:paragraph-properties fo:margin-top="0cm" fo:margin-bottom="0cm" loext:contextual-spacing="false"/>
    </style:style>
    <style:style style:name="P30" style:family="paragraph" style:parent-style-name="Preformatted_20_Text">
      <style:text-properties fo:font-size="16pt" style:text-underline-style="solid" style:text-underline-width="auto" style:text-underline-color="font-color" fo:font-weight="bold" officeooo:rsid="000b8e9d" officeooo:paragraph-rsid="000b8e9d" style:font-weight-asian="bold" style:font-weight-complex="bold"/>
    </style:style>
    <style:style style:name="P31" style:family="paragraph" style:parent-style-name="Preformatted_20_Text">
      <style:paragraph-properties fo:margin-top="0cm" fo:margin-bottom="0.499cm" loext:contextual-spacing="false"/>
    </style:style>
    <style:style style:name="P32" style:family="paragraph" style:parent-style-name="Heading_20_3">
      <style:paragraph-properties fo:break-before="page"/>
    </style:style>
    <style:style style:name="T1" style:family="text">
      <style:text-properties fo:font-style="italic"/>
    </style:style>
    <style:style style:name="T2" style:family="text">
      <style:text-properties officeooo:rsid="0009d62f"/>
    </style:style>
    <style:style style:name="T3" style:family="text">
      <style:text-properties fo:font-size="14pt"/>
    </style:style>
    <style:style style:name="T4" style:family="text">
      <style:text-properties fo:font-size="14pt" style:text-underline-style="none" fo:font-weight="normal" style:font-weight-asian="normal" style:font-weight-complex="normal"/>
    </style:style>
    <style:style style:name="T5" style:family="text">
      <style:text-properties fo:font-size="12pt"/>
    </style:style>
    <style:style style:name="T6" style:family="text">
      <style:text-properties fo:font-size="12pt" style:text-underline-style="none" fo:font-weight="normal" style:font-weight-asian="normal" style:font-weight-complex="normal"/>
    </style:style>
    <style:style style:name="T7" style:family="text">
      <style:text-properties fo:font-size="10pt"/>
    </style:style>
    <style:style style:name="T8" style:family="text">
      <style:text-properties fo:font-size="10pt" style:text-underline-style="none"/>
    </style:style>
    <style:style style:name="T9" style:family="text">
      <style:text-properties fo:font-size="10pt" style:text-underline-style="none" fo:font-weight="normal" style:font-weight-asian="normal" style:font-weight-complex="normal"/>
    </style:style>
    <style:style style:name="T10"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SH</text:p>
      <text:p text:style-name="P9"/>
      <text:p text:style-name="P8">The SSH protocol (also referred to as Secure Shell) is a method for secure remote login from one computer to another. It provides several alternative options for strong authentication, and it protects the communications security and integrity with strong encryption. It is a secure alternative to the non-protected login protocols (such as <text:a xlink:type="simple" xlink:href="https://www.ssh.com/ssh/telnet" text:style-name="Internet_20_link" text:visited-style-name="Visited_20_Internet_20_Link">telnet</text:a>, rlogin) and insecure file transfer methods (such as <text:a xlink:type="simple" xlink:href="https://www.ssh.com/ssh/ftp/" text:style-name="Internet_20_link" text:visited-style-name="Visited_20_Internet_20_Link">FTP</text:a>). </text:p>
      <text:p text:style-name="P11">The protocol is used in corporate networks for: </text:p>
      <text:list xml:id="list546400882" text:style-name="L1">
        <text:list-item>
          <text:p text:style-name="P21">providing secure access for users and automated processes</text:p>
        </text:list-item>
        <text:list-item>
          <text:p text:style-name="P21">interactive and automated file transfers</text:p>
        </text:list-item>
        <text:list-item>
          <text:p text:style-name="P21">issuing remote commands</text:p>
        </text:list-item>
        <text:list-item>
          <text:p text:style-name="P21">managing network infrastructure and other mission-critical system components.</text:p>
        </text:list-item>
      </text:list>
      <text:p text:style-name="Text_20_body"/>
      <text:p text:style-name="Text_20_body">SSH is significantly more secure than the other protocols such as telnet because of the encryption of the data. There are <text:span text:style-name="Emphasis"><text:span text:style-name="Strong_20_Emphasis">three major encryption techniques</text:span></text:span> used by SSH:</text:p>
      <text:list xml:id="list824975434" text:style-name="L2">
        <text:list-item>
          <text:p text:style-name="P27"><text:span text:style-name="Strong_20_Emphasis">Symmetrical encryption: </text:span>This encryption works on the principle of the generation of a single key for encrypting as well as decrypting the data. The secret key generated is distributed among the clients and the hosts for a secure connection. Symmetrical encryption is the most basic encryption and performs best when data is encrypted and decrypted on a single machine. </text:p>
        </text:list-item>
        <text:list-item>
          <text:p text:style-name="P27"><text:span text:style-name="Strong_20_Emphasis">Asymmetrical encryption: </text:span>This encryption is more secure because it generates two different keys: Public and Private key. A public key is distributed to different host machines while the private key is kept securely on the client machine. A secure connection is established using this public-private key pair. </text:p>
        </text:list-item>
        <text:list-item>
          <text:p text:style-name="P22"><text:span text:style-name="Strong_20_Emphasis">Hashing:</text:span> One-way hashing is an authentication technique which ensures that the received data is unaltered and comes from a genuine sender. A hash function is used to generate a hash code from the data. It is impossible to regenerate the data from the hash value. The hash value is calculated at the sender as well as the receiver’s end. If the hash values match, the data is authentic. </text:p>
        </text:list-item>
      </text:list>
      <text:p text:style-name="Text_20_body"/>
      <text:p text:style-name="P5"/>
      <text:h text:style-name="P1" text:outline-level="1"><text:bookmark text:name="ssh-config-file"/>SSH Config File</text:h>
      <text:p text:style-name="P12">The <text:a xlink:type="simple" xlink:href="https://www.ssh.com/ssh/" text:style-name="Internet_20_link" text:visited-style-name="Visited_20_Internet_20_Link">ssh</text:a> program on a host receives its configuration from either the command line or from configuration files <text:span text:style-name="Source_20_Text">~/.ssh/config</text:span> and <text:span text:style-name="Source_20_Text">/etc/ssh/ssh_config</text:span>.</text:p>
      <text:p text:style-name="P12"/>
      <text:p text:style-name="P12"><text:a xlink:type="simple" xlink:href="https://www.ssh.com/ssh/command" text:style-name="Internet_20_link" text:visited-style-name="Visited_20_Internet_20_Link">Command-line</text:a> options take precedence over configuration files. The user-specific configuration file <text:span text:style-name="Source_20_Text">~/.ssh/config</text:span> is used next. Finally, the global <text:span text:style-name="Source_20_Text">/etc/ssh/ssh_config</text:span> file is used. The first obtained value for each configuration parameter will be used.</text:p>
      <text:p text:style-name="P12"/>
      <text:p text:style-name="P12"/>
      <text:p text:style-name="P12">https://www.ssh.com/ssh/config</text:p>
      <text:p text:style-name="P12"/>
      <text:h text:style-name="P2" text:outline-level="1"><text:bookmark text:name="ssh-keys"/>SSH Keys</text:h>
      <text:p text:style-name="Text_20_body">An <text:span text:style-name="T1">SSH key</text:span> is an access credential in the <text:a xlink:type="simple" xlink:href="https://www.ssh.com/ssh/protocol/" text:style-name="Internet_20_link" text:visited-style-name="Visited_20_Internet_20_Link">SSH protocol</text:a>. Its function is similar to that of user names and passwords, but the keys are primarily used for automated processes and for implementing single sign-on by system administrators and power users.</text:p>
      <text:p text:style-name="P12">SSH keys enable the automation that makes modern cloud services and other computer-dependent services possible and cost-effective. They offer convenience and improved security when properly managed.</text:p>
      <text:p text:style-name="Text_20_body">Functionally SSH keys resemble passwords. They grant access and control who can access what. In <text:a xlink:type="simple" xlink:href="https://www.ssh.com/iam/" text:style-name="Internet_20_link" text:visited-style-name="Visited_20_Internet_20_Link">identity and access management</text:a>, they need similar policies, provisioning, and termination as user accounts and passwords. One cannot have confidentiality, integrity, or any guarantees of continued availability of systems without controlling SSH keys.</text:p>
      <text:p text:style-name="Text_20_body">Technically the keys are cryptographic keys using a <text:a xlink:type="simple" xlink:href="https://www.ssh.com/cryptography" text:style-name="Internet_20_link" text:visited-style-name="Visited_20_Internet_20_Link">public key cryptosystem</text:a>. However, functionally they are authentication credentials and need to be managed as such.</text:p>
      <text:p text:style-name="P12"/>
      <text:h text:style-name="P7" text:outline-level="2"><text:bookmark text:name="how-does-authentication-in-ssh-work?"/>How does authentication in SSH work?</text:h>
      <text:p text:style-name="Text_20_body">Initializing a connection in SSH consists of:</text:p>
      <text:list xml:id="list791779799" text:style-name="L3">
        <text:list-item>
          <text:p text:style-name="P23">Negotiating the version of the protocol to use</text:p>
        </text:list-item>
        <text:list-item>
          <text:p text:style-name="P23">Negotiating cryptographic algorithms and other options to use</text:p>
        </text:list-item>
        <text:list-item>
          <text:p text:style-name="P23">Negotiating a one-time session key for encrypting the rest of the session</text:p>
        </text:list-item>
        <text:list-item>
          <text:p text:style-name="P23">Authenticating the server host using its host key</text:p>
        </text:list-item>
        <text:list-item>
          <text:p text:style-name="P23">Authenticating the user using a password, public key authentication, or other means.</text:p>
        </text:list-item>
      </text:list>
      <text:p text:style-name="P12"/>
      <text:h text:style-name="P13" text:outline-level="3"><text:bookmark text:name="public-key-authentication"/>Public key authentication</text:h>
      <text:p text:style-name="Text_20_body">The key-based authentication mechanism in SSH is called <text:a xlink:type="simple" xlink:href="https://www.ssh.com/ssh/public-key-authentication" text:style-name="Internet_20_link" text:visited-style-name="Visited_20_Internet_20_Link">public key authentication</text:a>. Essentially, some session-specific data is signed using the private identity key. The signature is then sent to the server that checks if the key used for signing is configured as an authorized key. The server then verifies the digital signature using the public key in the authorized key. The identity key is never sent to the server.</text:p>
      <text:p text:style-name="Text_20_body">The essential thing in public key authentication is that it allows one server to access another server without having to type in a password. This powerful feature is why it is so widely used for file transfers (using the <text:a xlink:type="simple" xlink:href="https://www.ssh.com/ssh/sftp/" text:style-name="Internet_20_link" text:visited-style-name="Visited_20_Internet_20_Link">SFTP</text:a> protocol) and configuration management. It is also commonly used by system administrators for single sign-on.</text:p>
      <text:p text:style-name="P12"/>
      <text:p text:style-name="P12">https://www.ssh.com/ssh/key</text:p>
      <text:p text:style-name="P5"/>
      <text:h text:style-name="P6" text:outline-level="2"><text:bookmark text:name="changing-the-ssh-port-in-the-server"/>Changing the SSH port in the server</text:h>
      <text:p text:style-name="Text_20_body">By default, the SSH server still runs in port 22. However, there are occasions when it is run in a different port. Testing use is one reason. Running multiple configurations on the same host is another. Rarely, it may also be run without root privileges, in which case it must be run in a non-privileged port (i.e., port number &gt;= 1024).</text:p>
      <text:p text:style-name="Text_20_body">The port number can be configured by changing the <text:span text:style-name="Source_20_Text">Port 22</text:span> directive in <text:a xlink:type="simple" xlink:href="https://www.ssh.com/ssh/sshd_config" text:style-name="Internet_20_link" text:visited-style-name="Visited_20_Internet_20_Link">/etc/ssh/sshd_config</text:a>. It can also be specified using the <text:span text:style-name="Source_20_Text">-p &lt;port&gt;</text:span> option to <text:a xlink:type="simple" xlink:href="https://www.ssh.com/ssh/sshd" text:style-name="Internet_20_link" text:visited-style-name="Visited_20_Internet_20_Link">sshd</text:a>. The SSH client and <text:a xlink:type="simple" xlink:href="https://www.ssh.com/ssh/sftp" text:style-name="Internet_20_link" text:visited-style-name="Visited_20_Internet_20_Link">sftp</text:a> programs also support the <text:span text:style-name="Source_20_Text">-p &lt;port&gt;</text:span> option.</text:p>
      <text:h text:style-name="P6" text:outline-level="2"><text:bookmark text:name="specifying-ssh-port-number-on-the-command-line"/>Specifying SSH port number on the command line</text:h>
      <text:p text:style-name="Text_20_body">The <text:span text:style-name="Source_20_Text">-p &lt;port&gt;</text:span> option can be used to specify the port number to connect to when using the <text:span text:style-name="Source_20_Text">ssh</text:span> command on Linux. The <text:span text:style-name="Source_20_Text">-P &lt;port&gt;</text:span> (note: capital P) option can be used with <text:a xlink:type="simple" xlink:href="https://www.ssh.com/ssh/sftp" text:style-name="Internet_20_link" text:visited-style-name="Visited_20_Internet_20_Link">SFTP</text:a> and <text:span text:style-name="Source_20_Text">scp</text:span>. The SSH port number command line setting overrides any value configured in configuration files.</text:p>
      <text:p text:style-name="P8"/>
      <text:p text:style-name="Standard"/>
      <text:h text:style-name="P3" text:outline-level="2"><text:bookmark text:name="enabling-ssh-access-via-iptables"/>Enabling SSH access via iptables</text:h>
      <text:p text:style-name="Text_20_body"><text:a xlink:type="simple" xlink:href="https://en.wikipedia.org/wiki/Iptables" office:target-frame-name="_target" xlink:show="replace" text:style-name="Internet_20_link" text:visited-style-name="Visited_20_Internet_20_Link">Iptables</text:a> is a host firewall built into the Linux kernel. It is typically configured to protect the server by preventing access to any ports that have not been expressly opened.</text:p>
      <text:p text:style-name="Text_20_body">If <text:span text:style-name="Source_20_Text">iptables</text:span> is enabled on the server, the following commands can be used to permit incoming SSH access. They must be run as root.</text:p>
      <text:p text:style-name="Preformatted_20_Text"><text:span text:style-name="Source_20_Text">iptables -A INPUT -p tcp --dport 22 -m conntrack --ctstate NEW,ESTABLISHED -j ACCEPT</text:span></text:p>
      <text:p text:style-name="P10"><text:span text:style-name="Source_20_Text">iptables -A OUTPUT -p tcp --sport 22 -m conntrack --ctstate ESTABLISHED -j ACCEPT</text:span></text:p>
      <text:p text:style-name="Text_20_body">If you want to save the rules permanently, on some systems that can be done with the command:</text:p>
      <text:p text:style-name="P10"><text:span text:style-name="Source_20_Text">service iptables save</text:span></text:p>
      <text:p text:style-name="Standard"/>
      <text:p text:style-name="P4"><text:a xlink:type="simple" xlink:href="https://www.ssh.com/ssh/tunneling/example" text:style-name="Internet_20_link" text:visited-style-name="Visited_20_Internet_20_Link"/></text:p>
      <text:h text:style-name="Heading_20_1" text:outline-level="1">SSH Port Forwarding/Tunnelling</text:h>
      <text:p text:style-name="Standard"/>
      <text:p text:style-name="Standard"><text:span text:style-name="Strong_20_Emphasis">SSH</text:span> sessions permit tunneling network connections by default and there are three types of SSH port forwarding: <text:span text:style-name="Strong_20_Emphasis">local</text:span>, <text:span text:style-name="Strong_20_Emphasis">remote</text:span> and <text:span text:style-name="Strong_20_Emphasis">dynamic</text:span> port forwarding.</text:p>
      <text:p text:style-name="Standard"/>
      <text:h text:style-name="Heading_20_3" text:outline-level="3">Local SSH Port Forwarding</text:h>
      <text:p text:style-name="Text_20_body">This type of port forwarding lets you connect from your local computer to a remote server. Assuming you are behind a restrictive firewall, or blocked by an outgoing firewall from accessing an application running on port <text:span text:style-name="Strong_20_Emphasis">3000</text:span> on your remote server.</text:p>
      <text:p text:style-name="Text_20_body">You can forward a local port (e.g <text:span text:style-name="Strong_20_Emphasis">8080</text:span>) which you can then use to access the application locally as follows. The <text:span text:style-name="Source_20_Text">-L</text:span> flag defines the port forwarded to the remote host and remote port.</text:p>
      <text:p text:style-name="P10">$ ssh admin@server1.example.com -L 8080: server1.example.com:3000</text:p>
      <text:h text:style-name="Heading_20_3" text:outline-level="3">Remote SSH Port Forwarding</text:h>
      <text:p text:style-name="Text_20_body">Remote port forwarding allows you to connect from your remote machine to the local computer. By default, SSH does not permit remote port forwarding. You can enable this using the <text:span text:style-name="Strong_20_Emphasis">GatewayPorts</text:span> directive in you SSHD main configuration file <text:span text:style-name="Strong_20_Emphasis">/etc/ssh/sshd_config</text:span> on the remote host.</text:p>
      <text:p text:style-name="Text_20_body">Open the file for editing using your favorite command line editor.</text:p>
      <text:p text:style-name="P10">$ sudo vim /etc/ssh/sshd_config </text:p>
      <text:p text:style-name="Text_20_body">Look for the required directive, uncomment it and set its value to <text:span text:style-name="Source_20_Text">yes</text:span>, as shown in the screenshot.</text:p>
      <text:p text:style-name="P10">GatewayPorts yes</text:p>
      <text:p text:style-name="Text_20_body">Save the changes and exit. Next, you need to restart sshd to apply the recent change you made.</text:p>
      <text:p text:style-name="Preformatted_20_Text">$ sudo systemctl restart sshd</text:p>
      <text:p text:style-name="Preformatted_20_Text">OR</text:p>
      <text:p text:style-name="P10">$ sudo service sshd restart </text:p>
      <text:p text:style-name="Text_20_body">Next run the following command to forward port <text:span text:style-name="Strong_20_Emphasis">5000</text:span> on the remote machine to port <text:span text:style-name="Strong_20_Emphasis">3000</text:span> on the local machine.</text:p>
      <text:p text:style-name="P10">$ ssh -f -N admin@server1.example.com -R 5000:localhost:3000</text:p>
      <text:h text:style-name="Heading_20_3" text:outline-level="3"/>
      <text:h text:style-name="Heading_20_3" text:outline-level="3"/>
      <text:h text:style-name="P32" text:outline-level="3">Dynamic SSH Port Forwarding</text:h>
      <text:p text:style-name="Text_20_body">This is the third type of port forwarding. Unlike <text:span text:style-name="Strong_20_Emphasis">local</text:span> and <text:span text:style-name="Strong_20_Emphasis">remote</text:span> port forwarding which allow communication with a single port, it makes possible, a full range of TCP communications across a range of ports. Dynamic port forwarding sets up your machine as a <text:span text:style-name="Strong_20_Emphasis">SOCKS proxy server</text:span> which listens on port <text:span text:style-name="Strong_20_Emphasis">1080</text:span>, by default.</text:p>
      <text:p text:style-name="Text_20_body">For starters, <text:span text:style-name="Strong_20_Emphasis">SOCKS</text:span> is an Internet protocol that defines how a client can connect to a server via a proxy server (SSH in this case). You can enable dynamic port forwarding using the <text:span text:style-name="Strong_20_Emphasis">-D</text:span> option.</text:p>
      <text:p text:style-name="Standard"/>
      <text:p text:style-name="Text_20_body"><text:span text:style-name="T2">T</text:span>he following command will start a SOCKS proxy on port <text:span text:style-name="Strong_20_Emphasis">1080</text:span> allowing you to connect to the remote host.</text:p>
      <text:p text:style-name="P10">$ ssh -f -N -D 1080 admin@server1.example.com</text:p>
      <text:p text:style-name="Text_20_body">From now on, you can make applications on your machine use this SSH proxy server by editing their settings and configuring them to use it, to connect to your remote server. Note that the <text:span text:style-name="Strong_20_Emphasis">SOCKS</text:span> proxy will stop working after you close your SSH session.</text:p>
      <text:p text:style-name="Standard"/>
      <text:p text:style-name="Standard"/>
      <text:p text:style-name="Standard"/>
      <text:p text:style-name="P14">Links:</text:p>
      <text:p text:style-name="P14"/>
      <text:p text:style-name="Standard"><text:a xlink:type="simple" xlink:href="https://www.ssh.com/ssh/tunneling/example" text:style-name="Internet_20_link" text:visited-style-name="Visited_20_Internet_20_Link">https://www.ssh.com/ssh/tunneling/example</text:a></text:p>
      <text:p text:style-name="Standard"/>
      <text:p text:style-name="Standard"><text:a xlink:type="simple" xlink:href="https://www.booleanworld.com/guide-ssh-port-forwarding-tunnelling/" text:style-name="Internet_20_link" text:visited-style-name="Visited_20_Internet_20_Link">https://www.booleanworld.com/guide-ssh-port-forwarding-tunnelling/</text:a></text:p>
      <text:p text:style-name="P15"/>
      <text:p text:style-name="P20">Scp</text:p>
      <text:p text:style-name="P17"/>
      <text:p text:style-name="P25">SCP (secure copy) is a command-line utility that allows you to securely copy files and directories between two locations.</text:p>
      <text:p text:style-name="Text_20_body">With <text:span text:style-name="Source_20_Text">scp</text:span>, you can copy a file or directory:</text:p>
      <text:list xml:id="list3059572415" text:style-name="L4">
        <text:list-item>
          <text:p text:style-name="P28">From your local system to a remote system.</text:p>
        </text:list-item>
        <text:list-item>
          <text:p text:style-name="P28">From a remote system to your local system.</text:p>
        </text:list-item>
        <text:list-item>
          <text:p text:style-name="P24">Between two remote systems from your local system.</text:p>
        </text:list-item>
      </text:list>
      <text:p text:style-name="Text_20_body">When transferring data with <text:span text:style-name="Source_20_Text">scp</text:span>, both the files and password are encrypted, so that anyone snooping on the traffic doesn’t get anything sensitive.<text:bookmark text:name="ezoic-pub-ad-placeholder-138"/></text:p>
      <text:p text:style-name="P18"/>
      <text:p text:style-name="P25"><text:span text:style-name="Source_20_Text">scp</text:span> provides a number of options that control every aspect of its behavior. The most widely used options are:</text:p>
      <text:list xml:id="list1492849259" text:style-name="L5">
        <text:list-item>
          <text:p text:style-name="P29"><text:span text:style-name="Source_20_Text">-P</text:span> Specifies the remote host ssh port.</text:p>
        </text:list-item>
        <text:list-item>
          <text:p text:style-name="P29"><text:span text:style-name="Source_20_Text">-p</text:span> Preserves files modification and access times.</text:p>
        </text:list-item>
        <text:list-item>
          <text:p text:style-name="P29"><text:span text:style-name="Source_20_Text">-q</text:span> Use this option if you want to suppress the progress meter and non-error messages.</text:p>
        </text:list-item>
        <text:list-item>
          <text:p text:style-name="P29"><text:span text:style-name="Source_20_Text">-C</text:span>. This option will force <text:span text:style-name="Source_20_Text">scp</text:span> to compresses the data as it is sent to the destination machine.</text:p>
        </text:list-item>
        <text:list-item>
          <text:p text:style-name="P26"><text:span text:style-name="Source_20_Text">-r</text:span> This option will tell <text:span text:style-name="Source_20_Text">scp</text:span> to copy directories recursively.</text:p>
        </text:list-item>
      </text:list>
      <text:p text:style-name="P18"/>
      <text:p text:style-name="P19"/>
      <text:p text:style-name="P30"><text:span text:style-name="Source_20_Text"><text:span text:style-name="T4">scp file.txt remote_username@10.10.0.2:/remote/directory</text:spa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0:52:14.260860114</meta:creation-date>
    <dc:date>2020-03-20T14:48:54.612727233</dc:date>
    <meta:editing-duration>PT2H49S</meta:editing-duration>
    <meta:editing-cycles>2</meta:editing-cycles>
    <meta:generator>LibreOffice/6.0.7.3$Linux_X86_64 LibreOffice_project/00m0$Build-3</meta:generator>
    <meta:document-statistic meta:table-count="0" meta:image-count="0" meta:object-count="0" meta:page-count="8" meta:paragraph-count="84" meta:word-count="1550" meta:character-count="9577" meta:non-whitespace-character-count="8128"/>
  </office:meta>
</office:document-meta>
</file>